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1"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1" fo:font-size="12pt" fo:font-weight="normal" officeooo:rsid="008ddf71" officeooo:paragraph-rsid="008f49fc" style:font-name-asian="Microsoft YaHei" style:font-size-asian="10.5pt" style:font-weight-asian="normal" style:font-name-complex="Arial" style:font-size-complex="12pt" style:font-weight-complex="normal"/>
    </style:style>
    <style:style style:name="P5" style:family="paragraph" style:parent-style-name="Standard">
      <style:text-properties fo:color="#000000" loext:opacity="100%" style:font-name="Arial1" fo:font-size="12pt" fo:font-weight="normal" officeooo:rsid="008ddf71" officeooo:paragraph-rsid="00d188e5" style:font-name-asian="Microsoft YaHei" style:font-size-asian="10.5pt" style:font-weight-asian="normal" style:font-name-complex="Arial" style:font-size-complex="12pt" style:font-weight-complex="normal"/>
    </style:style>
    <style:style style:name="P6" style:family="paragraph" style:parent-style-name="Standard">
      <style:text-properties fo:color="#000000" loext:opacity="100%" style:font-name="Arial1" fo:font-size="12pt" fo:font-weight="normal" officeooo:rsid="008f49fc" officeooo:paragraph-rsid="00d188e5" style:font-name-asian="Microsoft YaHei" style:font-size-asian="10.5pt" style:font-weight-asian="normal" style:font-name-complex="Arial" style:font-size-complex="12pt" style:font-weight-complex="normal"/>
    </style:style>
    <style:style style:name="P7" style:family="paragraph" style:parent-style-name="Standard">
      <style:text-properties fo:color="#000000" loext:opacity="1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8" style:family="paragraph" style:parent-style-name="Standard">
      <style:text-properties fo:color="#000000" loext:opacity="100%" style:font-name="Arial1" fo:font-size="12pt" fo:font-weight="normal" officeooo:rsid="00d4062b" officeooo:paragraph-rsid="00d4062b" style:font-name-asian="Microsoft YaHei" style:font-size-asian="10.5pt" style:font-weight-asian="normal" style:font-name-complex="Arial" style:font-size-complex="12pt" style:font-weight-complex="normal"/>
    </style:style>
    <style:style style:name="P9" style:family="paragraph" style:parent-style-name="Standard">
      <style:text-properties fo:color="#000000" loext:opacity="100%" style:font-name="Arial1" fo:font-size="12pt" fo:font-weight="normal" officeooo:rsid="00d595cc" officeooo:paragraph-rsid="00d595cc" style:font-name-asian="Microsoft YaHei" style:font-size-asian="10.5pt" style:font-weight-asian="normal" style:font-name-complex="Arial" style:font-size-complex="12pt" style:font-weight-complex="normal"/>
    </style:style>
    <style:style style:name="P10"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paragraph-rsid="00d7eb19"/>
    </style:style>
    <style:style style:name="P17" style:family="paragraph" style:parent-style-name="Text_20_body">
      <style:text-properties officeooo:rsid="0156a437" officeooo:paragraph-rsid="0156a437"/>
    </style:style>
    <style:style style:name="P18" style:family="paragraph" style:parent-style-name="Text_20_body">
      <style:text-properties officeooo:paragraph-rsid="0156a437"/>
    </style:style>
    <style:style style:name="P19" style:family="paragraph" style:parent-style-name="Text_20_body">
      <style:text-properties style:font-name="Liberation Serif" fo:font-size="12pt" fo:font-weight="normal" officeooo:rsid="0156a437" officeooo:paragraph-rsid="0156a437" style:font-name-asian="Microsoft YaHei" style:font-size-asian="12pt" style:font-weight-asian="normal" style:font-name-complex="Arial" style:font-size-complex="12pt" style:font-weight-complex="normal"/>
    </style:style>
    <style:style style:name="P20" style:family="paragraph" style:parent-style-name="Text_20_body">
      <style:text-properties style:font-name="Liberation Serif" fo:font-size="12pt" fo:font-weight="normal" officeooo:rsid="0156a437" officeooo:paragraph-rsid="0156ef0f" style:font-name-asian="Microsoft YaHei" style:font-size-asian="12pt" style:font-weight-asian="normal" style:font-name-complex="Arial" style:font-size-complex="12pt" style:font-weight-complex="normal"/>
    </style:style>
    <style:style style:name="P21" style:family="paragraph" style:parent-style-name="Text_20_body">
      <style:text-properties style:font-name="Liberation Serif" fo:font-size="12pt" fo:font-weight="normal" officeooo:rsid="0163ace0" officeooo:paragraph-rsid="01674519" style:font-name-asian="Microsoft YaHei" style:font-size-asian="12pt" style:font-weight-asian="normal" style:font-name-complex="Arial" style:font-size-complex="12pt" style:font-weight-complex="normal"/>
    </style:style>
    <style:style style:name="P22" style:family="paragraph" style:parent-style-name="Text_20_body">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15e21fd" officeooo:paragraph-rsid="015e21fd" style:font-name-asian="Microsoft YaHei" style:font-size-asian="12pt" style:font-style-asian="normal" style:font-weight-asian="normal" style:font-name-complex="Arial"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163ace0" officeooo:paragraph-rsid="0163ace0" style:font-name-asian="Microsoft YaHei" style:font-size-asian="12pt" style:font-style-asian="normal" style:font-weight-asian="normal" style:font-name-complex="Arial" style:font-size-complex="12pt" style:font-style-complex="normal" style:font-weight-complex="normal"/>
    </style:style>
    <style:style style:name="P25" style:family="paragraph" style:parent-style-name="Text_20_body">
      <style:text-properties officeooo:paragraph-rsid="0156ef0f"/>
    </style:style>
    <style:style style:name="P26" style:family="paragraph" style:parent-style-name="Text_20_body">
      <style:text-properties officeooo:rsid="01597fc7" officeooo:paragraph-rsid="01597fc7"/>
    </style:style>
    <style:style style:name="P27" style:family="paragraph" style:parent-style-name="Text_20_body">
      <style:text-properties officeooo:rsid="01597fc7" officeooo:paragraph-rsid="015cdc4b"/>
    </style:style>
    <style:style style:name="P28" style:family="paragraph" style:parent-style-name="Text_20_body">
      <style:text-properties officeooo:rsid="015acfa2" officeooo:paragraph-rsid="015acfa2"/>
    </style:style>
    <style:style style:name="P29" style:family="paragraph" style:parent-style-name="Text_20_body">
      <style:text-properties officeooo:paragraph-rsid="015e21fd"/>
    </style:style>
    <style:style style:name="P30" style:family="paragraph" style:parent-style-name="Text_20_body">
      <style:text-properties officeooo:paragraph-rsid="0163ace0"/>
    </style:style>
    <style:style style:name="P31" style:family="paragraph" style:parent-style-name="Text_20_body">
      <style:text-properties officeooo:paragraph-rsid="01655de9"/>
    </style:style>
    <style:style style:name="P32" style:family="paragraph" style:parent-style-name="Text_20_body">
      <style:text-properties officeooo:paragraph-rsid="01674519"/>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 style:font-size-complex="16.1000003814697pt" style:font-weight-complex="bold"/>
    </style:style>
    <style:style style:name="P38"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 style:font-size-complex="16.1000003814697pt" style:font-weight-complex="bold"/>
    </style:style>
    <style:style style:name="P39"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 style:font-size-complex="16.1000003814697pt" style:font-weight-complex="bold"/>
    </style:style>
    <style:style style:name="P40" style:family="paragraph" style:parent-style-name="Heading_20_3">
      <style:text-properties style:font-name="Liberation Sans" fo:font-size="14.1000003814697pt" fo:font-weight="bold" officeooo:rsid="0156a437" officeooo:paragraph-rsid="0156a437" style:font-name-asian="Microsoft YaHei" style:font-size-asian="14.1000003814697pt" style:font-weight-asian="bold" style:font-name-complex="Arial" style:font-size-complex="14.1000003814697pt" style:font-weight-complex="bold"/>
    </style:style>
    <style:style style:name="P41"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 style:font-size-complex="14.1000003814697pt" style:font-weight-complex="bold"/>
    </style:style>
    <style:style style:name="P42" style:family="paragraph" style:parent-style-name="Heading_20_3">
      <style:text-properties style:font-name="Liberation Sans" fo:font-size="14.1000003814697pt" fo:font-weight="bold" officeooo:rsid="0156ef0f" officeooo:paragraph-rsid="0156ef0f" style:font-name-asian="Microsoft YaHei" style:font-size-asian="14.1000003814697pt" style:font-weight-asian="bold" style:font-name-complex="Arial" style:font-size-complex="14.1000003814697pt" style:font-weight-complex="bold"/>
    </style:style>
    <style:style style:name="P43" style:family="paragraph" style:parent-style-name="Heading_20_3">
      <style:text-properties style:font-name="Liberation Sans" fo:font-size="14.1000003814697pt" fo:font-weight="bold" officeooo:rsid="015e21fd" officeooo:paragraph-rsid="015e21fd" style:font-name-asian="Microsoft YaHei" style:font-size-asian="14.1000003814697pt" style:font-weight-asian="bold" style:font-name-complex="Arial" style:font-size-complex="14.1000003814697pt" style:font-weight-complex="bold"/>
    </style:style>
    <style:style style:name="P44" style:family="paragraph" style:parent-style-name="Heading_20_3">
      <style:text-properties style:font-name="Liberation Sans" fo:font-size="14.1000003814697pt" fo:font-weight="bold" officeooo:rsid="0163ace0" officeooo:paragraph-rsid="0163ace0" style:font-name-asian="Microsoft YaHei" style:font-size-asian="14.1000003814697pt" style:font-weight-asian="bold" style:font-name-complex="Arial" style:font-size-complex="14.1000003814697pt" style:font-weight-complex="bold"/>
    </style:style>
    <style:style style:name="P45"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 style:font-size-complex="14.1000003814697pt" style:font-weight-complex="bold"/>
    </style:style>
    <style:style style:name="P46" style:family="paragraph" style:parent-style-name="Heading_20_3">
      <style:text-properties style:font-name="Liberation Sans" fo:font-size="14.1000003814697pt" fo:font-weight="bold" officeooo:rsid="01597fc7" officeooo:paragraph-rsid="01597fc7" style:font-name-asian="Microsoft YaHei" style:font-size-asian="14.1000003814697pt" style:font-weight-asian="bold" style:font-name-complex="Arial" style:font-size-complex="14.1000003814697pt" style:font-weight-complex="bold"/>
    </style:style>
    <style:style style:name="P47" style:family="paragraph" style:parent-style-name="Heading_20_3" style:list-style-name="">
      <style:text-properties style:font-name="Liberation Sans" fo:font-size="14.1000003814697pt" fo:font-weight="bold" officeooo:rsid="01597fc7" officeooo:paragraph-rsid="01597fc7" style:font-name-asian="Microsoft YaHei" style:font-size-asian="14.1000003814697pt" style:font-weight-asian="bold" style:font-name-complex="Arial" style:font-size-complex="14.1000003814697pt" style:font-weight-complex="bold"/>
    </style:style>
    <style:style style:name="P48" style:family="paragraph" style:parent-style-name="Heading_20_3">
      <style:text-properties style:font-name="Liberation Sans" fo:font-size="14.1000003814697pt" fo:font-weight="bold" officeooo:rsid="01597fc7" officeooo:paragraph-rsid="015acfa2" style:font-name-asian="Microsoft YaHei" style:font-size-asian="14.1000003814697pt" style:font-weight-asian="bold" style:font-name-complex="Arial" style:font-size-complex="14.1000003814697pt" style:font-weight-complex="bold"/>
    </style:style>
    <style:style style:name="P49" style:family="paragraph" style:parent-style-name="Heading_20_3">
      <style:text-properties style:font-name="Liberation Sans" fo:font-size="14.1000003814697pt" fo:font-weight="bold" officeooo:rsid="015cdc4b" officeooo:paragraph-rsid="015cdc4b" style:font-name-asian="Microsoft YaHei" style:font-size-asian="14.1000003814697pt" style:font-weight-asian="bold" style:font-name-complex="Arial" style:font-size-complex="14.1000003814697pt" style:font-weight-complex="bold"/>
    </style:style>
    <style:style style:name="P50" style:family="paragraph" style:parent-style-name="Heading_20_3">
      <style:text-properties style:font-name="Liberation Sans" fo:font-size="14.1000003814697pt" fo:font-weight="bold" officeooo:rsid="015acfa2" officeooo:paragraph-rsid="015acfa2" style:font-name-asian="Microsoft YaHei" style:font-size-asian="14.1000003814697pt" style:font-weight-asian="bold" style:font-name-complex="Arial" style:font-size-complex="14.1000003814697pt" style:font-weight-complex="bold"/>
    </style:style>
    <style:style style:name="P51" style:family="paragraph" style:parent-style-name="Heading_20_3">
      <style:text-properties style:font-name="Liberation Sans" fo:font-size="14.1000003814697pt" fo:font-weight="bold" officeooo:rsid="0169bc82" officeooo:paragraph-rsid="0169bc82" style:font-name-asian="Microsoft YaHei" style:font-size-asian="14.1000003814697pt" style:font-weight-asian="bold" style:font-name-complex="Arial" style:font-size-complex="14.1000003814697pt" style:font-weight-complex="bold"/>
    </style:style>
    <style:style style:name="P52" style:family="paragraph" style:parent-style-name="Heading_20_3">
      <style:paragraph-properties fo:break-before="page"/>
      <style:text-properties style:font-name="Liberation Sans" fo:font-size="14.1000003814697pt" fo:font-weight="bold" officeooo:rsid="0156a437" officeooo:paragraph-rsid="0156a437" style:font-name-asian="Microsoft YaHei" style:font-size-asian="14.1000003814697pt" style:font-weight-asian="bold" style:font-name-complex="Arial" style:font-size-complex="14.1000003814697pt" style:font-weight-complex="bold"/>
    </style:style>
    <style:style style:name="P53" style:family="paragraph" style:parent-style-name="Heading_20_3">
      <style:paragraph-properties fo:break-before="page"/>
      <style:text-properties style:font-name="Liberation Sans" fo:font-size="14.1000003814697pt" fo:font-weight="bold" officeooo:rsid="0156ef0f" officeooo:paragraph-rsid="0156ef0f" style:font-name-asian="Microsoft YaHei" style:font-size-asian="14.1000003814697pt" style:font-weight-asian="bold" style:font-name-complex="Arial" style:font-size-complex="14.1000003814697pt" style:font-weight-complex="bold"/>
    </style:style>
    <style:style style:name="P54" style:family="paragraph" style:parent-style-name="Heading_20_3">
      <style:paragraph-properties fo:break-before="page"/>
      <style:text-properties style:font-name="Liberation Sans" fo:font-size="14.1000003814697pt" fo:font-weight="bold" officeooo:rsid="01655de9" officeooo:paragraph-rsid="01655de9" style:font-name-asian="Microsoft YaHei" style:font-size-asian="14.1000003814697pt" style:font-weight-asian="bold" style:font-name-complex="Arial" style:font-size-complex="14.1000003814697pt" style:font-weight-complex="bold"/>
    </style:style>
    <style:style style:name="P55" style:family="paragraph" style:parent-style-name="Heading_20_3">
      <style:paragraph-properties fo:break-before="page"/>
      <style:text-properties style:font-name="Liberation Sans" fo:font-size="14.1000003814697pt" fo:font-weight="bold" officeooo:rsid="01597fc7" officeooo:paragraph-rsid="01597fc7" style:font-name-asian="Microsoft YaHei" style:font-size-asian="14.1000003814697pt" style:font-weight-asian="bold" style:font-name-complex="Arial" style:font-size-complex="14.1000003814697pt" style:font-weight-complex="bold"/>
    </style:style>
    <style:style style:name="P56" style:family="paragraph" style:parent-style-name="Standard" style:list-style-name="L1">
      <style:text-properties fo:color="#000000" loext:opacity="1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57" style:family="paragraph" style:parent-style-name="Text_20_body">
      <style:text-properties style:font-name="Liberation Sans" fo:font-size="14.1000003814697pt" fo:font-style="normal" fo:font-weight="bold" officeooo:rsid="01655de9" officeooo:paragraph-rsid="01674519" style:font-name-asian="Microsoft YaHei" style:font-size-asian="14.1000003814697pt" style:font-style-asian="normal" style:font-weight-asian="bold" style:font-name-complex="Arial" style:font-size-complex="14.1000003814697pt" style:font-style-complex="normal" style:font-weight-complex="bold"/>
    </style:style>
    <style:style style:name="P58" style:family="paragraph" style:parent-style-name="Text_20_body" style:list-style-name="L2">
      <style:text-properties officeooo:rsid="01597fc7" officeooo:paragraph-rsid="01597fc7"/>
    </style:style>
    <style:style style:name="P59" style:family="paragraph" style:parent-style-name="Text_20_body" style:list-style-name="L2">
      <style:text-properties officeooo:rsid="015b4c42" officeooo:paragraph-rsid="015b4c42"/>
    </style:style>
    <style:style style:name="P60" style:family="paragraph" style:parent-style-name="Text_20_body">
      <style:text-properties style:font-name="Liberation Serif" fo:font-size="12pt" fo:font-style="normal" fo:font-weight="normal" officeooo:rsid="0163ace0" officeooo:paragraph-rsid="01674519" style:font-name-asian="Microsoft YaHei" style:font-size-asian="12pt" style:font-style-asian="normal" style:font-weight-asian="normal" style:font-name-complex="Arial" style:font-size-complex="12pt" style:font-style-complex="normal" style:font-weight-complex="normal"/>
    </style:style>
    <style:style style:name="P61" style:family="paragraph" style:parent-style-name="Text_20_body">
      <style:text-properties style:font-name="Liberation Serif" fo:font-size="12pt" fo:font-style="normal" fo:font-weight="normal" officeooo:rsid="0163ace0" officeooo:paragraph-rsid="0169bc82" style:font-name-asian="Microsoft YaHei" style:font-size-asian="12pt" style:font-style-asian="normal" style:font-weight-asian="normal" style:font-name-complex="Arial" style:font-size-complex="12pt" style:font-style-complex="normal" style:font-weight-complex="normal"/>
    </style:style>
    <style:style style:name="P62" style:family="paragraph" style:parent-style-name="Text_20_body">
      <style:text-properties officeooo:paragraph-rsid="0169bc82"/>
    </style:style>
    <style:style style:name="T1" style:family="text">
      <style:text-properties fo:color="#000000" loext:opacity="100%" style:font-name="Arial1" fo:font-size="15pt" fo:font-weight="bold" officeooo:rsid="002b79ef" style:font-size-asian="15pt" style:font-weight-asian="bold" style:font-size-complex="15pt" style:font-weight-complex="bold"/>
    </style:style>
    <style:style style:name="T2" style:family="text">
      <style:text-properties fo:color="#000000" loext:opacity="100%" style:font-name="Arial1" fo:font-size="15pt" fo:font-weight="normal" officeooo:rsid="002b79ef" style:font-size-asian="15pt" style:font-weight-asian="normal" style:font-size-complex="15pt" style:font-weight-complex="normal"/>
    </style:style>
    <style:style style:name="T3" style:family="text">
      <style:text-properties fo:color="#000000" loext:opacity="100%" style:font-name="Arial1" fo:font-size="15pt" fo:font-weight="normal" officeooo:rsid="0048524d" style:font-size-asian="15pt" style:font-weight-asian="normal" style:font-size-complex="15pt" style:font-weight-complex="normal"/>
    </style:style>
    <style:style style:name="T4" style:family="text">
      <style:text-properties fo:color="#000000" loext:opacity="100%" style:font-name="Arial1" fo:font-size="15pt" fo:font-weight="normal" officeooo:rsid="01147906" style:font-size-asian="15pt" style:font-weight-asian="normal" style:font-size-complex="15pt" style:font-weight-complex="normal"/>
    </style:style>
    <style:style style:name="T5" style:family="text">
      <style:text-properties fo:color="#000000" loext:opacity="100%" style:font-name="Arial1" fo:font-size="15pt" fo:font-weight="normal" officeooo:rsid="0156a437" style:font-size-asian="15pt" style:font-weight-asian="normal" style:font-size-complex="15pt" style:font-weight-complex="normal"/>
    </style:style>
    <style:style style:name="T6"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1"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1"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156a437" style:font-name-asian="Microsoft YaHei" style:font-size-asian="28pt" style:font-weight-asian="bold" style:font-name-complex="Arial" style:font-size-complex="28pt" style:font-weight-complex="bold"/>
    </style:style>
    <style:style style:name="T13" style:family="text">
      <style:text-properties fo:color="#666666" loext:opacity="100%" style:font-name="Arial1" fo:font-size="15pt" fo:font-weight="bold" officeooo:rsid="002b79ef" style:font-size-asian="15pt" style:font-weight-asian="bold" style:font-size-complex="15pt" style:font-weight-complex="bold"/>
    </style:style>
    <style:style style:name="T14" style:family="text">
      <style:text-properties fo:color="#666666" loext:opacity="100%" style:font-name="Arial1" fo:font-size="15pt" fo:font-weight="bold" officeooo:rsid="00d188e5" style:font-size-asian="15pt" style:font-weight-asian="bold" style:font-size-complex="15pt" style:font-weight-complex="bold"/>
    </style:style>
    <style:style style:name="T15" style:family="text">
      <style:text-properties fo:color="#666666" loext:opacity="100%" style:font-name="Arial1" fo:font-size="15pt" fo:font-weight="bold" officeooo:rsid="00e34ef5" style:font-size-asian="15pt" style:font-weight-asian="bold" style:font-size-complex="15pt" style:font-weight-complex="bold"/>
    </style:style>
    <style:style style:name="T16" style:family="text">
      <style:text-properties fo:color="#666666" loext:opacity="100%" style:font-name="Arial1" fo:font-size="15pt" fo:font-weight="bold" officeooo:rsid="01147906" style:font-size-asian="15pt" style:font-weight-asian="bold" style:font-size-complex="15pt" style:font-weight-complex="bold"/>
    </style:style>
    <style:style style:name="T17" style:family="text">
      <style:text-properties fo:color="#666666" loext:opacity="100%" style:font-name="Arial1" fo:font-size="15pt" fo:font-weight="bold" officeooo:rsid="0156a437"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cb225"/>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156ef0f" style:font-style-asian="normal" style:font-style-complex="normal"/>
    </style:style>
    <style:style style:name="T23" style:family="text">
      <style:text-properties fo:font-style="normal" officeooo:rsid="01655de9" style:font-style-asian="normal" style:font-style-complex="normal"/>
    </style:style>
    <style:style style:name="T24" style:family="text">
      <style:text-properties officeooo:rsid="0156a437"/>
    </style:style>
    <style:style style:name="T25" style:family="text">
      <style:text-properties officeooo:rsid="015cdc4b"/>
    </style:style>
    <style:style style:name="T26" style:family="text">
      <style:text-properties officeooo:rsid="01616cf2"/>
    </style:style>
    <style:style style:name="T27" style:family="text">
      <style:text-properties officeooo:rsid="01628b80"/>
    </style:style>
    <style:style style:name="T28" style:family="text">
      <style:text-properties officeooo:rsid="0163633f"/>
    </style:style>
    <style:style style:name="T29" style:family="text">
      <style:text-properties officeooo:rsid="0164a013"/>
    </style:style>
    <style:style style:name="T30" style:family="text">
      <style:text-properties officeooo:rsid="01655de9"/>
    </style:style>
    <style:style style:name="T31" style:family="text">
      <style:text-properties officeooo:rsid="01674519"/>
    </style:style>
    <style:style style:name="T32" style:family="text">
      <style:text-properties officeooo:rsid="0169bc8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starlove</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text:span><text:span text:style-name="T5">Astarlove</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7">Astarlove</text:span><text:span text:style-name="T14"> – </text:span><text:span text:style-name="T15">the free and o</text:span><text:span text:style-name="T16">pen-source</text:span><text:span text:style-name="T15"> </text:span><text:span text:style-name="T17">dat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3"><text:a xlink:type="simple" xlink:href="#__RefHeading___Toc106_2122728801" text:style-name="Index_20_Link" text:visited-style-name="Index_20_Link">Installation<text:tab/>3</text:a></text:p>
          <text:p text:style-name="P33"><text:a xlink:type="simple" xlink:href="#__RefHeading___Toc305_1751241541" text:style-name="Index_20_Link" text:visited-style-name="Index_20_Link">Admin area<text:tab/>4</text:a></text:p>
          <text:p text:style-name="P34"><text:a xlink:type="simple" xlink:href="#__RefHeading___Toc358_4140988544" text:style-name="Index_20_Link" text:visited-style-name="Index_20_Link">About<text:tab/>4</text:a></text:p>
          <text:p text:style-name="P34"><text:a xlink:type="simple" xlink:href="#__RefHeading___Toc360_4140988544" text:style-name="Index_20_Link" text:visited-style-name="Index_20_Link">Background<text:tab/>4</text:a></text:p>
          <text:p text:style-name="P34"><text:a xlink:type="simple" xlink:href="#__RefHeading___Toc362_4140988544" text:style-name="Index_20_Link" text:visited-style-name="Index_20_Link">Logo<text:tab/>4</text:a></text:p>
          <text:p text:style-name="P34"><text:a xlink:type="simple" xlink:href="#__RefHeading___Toc364_4140988544" text:style-name="Index_20_Link" text:visited-style-name="Index_20_Link">Cookie consent<text:tab/>4</text:a></text:p>
          <text:p text:style-name="P34"><text:a xlink:type="simple" xlink:href="#__RefHeading___Toc366_4140988544" text:style-name="Index_20_Link" text:visited-style-name="Index_20_Link">Registration info<text:tab/>4</text:a></text:p>
          <text:p text:style-name="P34"><text:a xlink:type="simple" xlink:href="#__RefHeading___Toc876_4111346200" text:style-name="Index_20_Link" text:visited-style-name="Index_20_Link">ToS<text:tab/>4</text:a></text:p>
          <text:p text:style-name="P34"><text:a xlink:type="simple" xlink:href="#__RefHeading___Toc878_4111346200" text:style-name="Index_20_Link" text:visited-style-name="Index_20_Link">Imprint<text:tab/>5</text:a></text:p>
          <text:p text:style-name="P34"><text:a xlink:type="simple" xlink:href="#__RefHeading___Toc880_4111346200" text:style-name="Index_20_Link" text:visited-style-name="Index_20_Link">Environment<text:tab/>5</text:a></text:p>
          <text:p text:style-name="P34"><text:a xlink:type="simple" xlink:href="#__RefHeading___Toc882_4111346200" text:style-name="Index_20_Link" text:visited-style-name="Index_20_Link">Users<text:tab/>5</text:a></text:p>
          <text:p text:style-name="P34"><text:a xlink:type="simple" xlink:href="#__RefHeading___Toc884_4111346200" text:style-name="Index_20_Link" text:visited-style-name="Index_20_Link">Features<text:tab/>5</text:a></text:p>
          <text:p text:style-name="P34"><text:a xlink:type="simple" xlink:href="#__RefHeading___Toc886_4111346200" text:style-name="Index_20_Link" text:visited-style-name="Index_20_Link">FAQ<text:tab/>5</text:a></text:p>
          <text:p text:style-name="P34"><text:a xlink:type="simple" xlink:href="#__RefHeading___Toc888_4111346200" text:style-name="Index_20_Link" text:visited-style-name="Index_20_Link">Newsletter<text:tab/>5</text:a></text:p>
          <text:p text:style-name="P34"><text:a xlink:type="simple" xlink:href="#__RefHeading___Toc890_4111346200" text:style-name="Index_20_Link" text:visited-style-name="Index_20_Link">Reports<text:tab/>6</text:a></text:p>
          <text:p text:style-name="P34"><text:a xlink:type="simple" xlink:href="#__RefHeading___Toc892_4111346200" text:style-name="Index_20_Link" text:visited-style-name="Index_20_Link">Head Code<text:tab/>6</text:a></text:p>
          <text:p text:style-name="P34"><text:a xlink:type="simple" xlink:href="#__RefHeading___Toc894_4111346200" text:style-name="Index_20_Link" text:visited-style-name="Index_20_Link">Ad Code<text:tab/>6</text:a></text:p>
          <text:p text:style-name="P34"><text:a xlink:type="simple" xlink:href="#__RefHeading___Toc896_4111346200" text:style-name="Index_20_Link" text:visited-style-name="Index_20_Link">Verification<text:tab/>6</text:a></text:p>
          <text:p text:style-name="P34"><text:a xlink:type="simple" xlink:href="#__RefHeading___Toc548_4078118729" text:style-name="Index_20_Link" text:visited-style-name="Index_20_Link">Approvals<text:tab/>6</text:a></text:p>
          <text:p text:style-name="P34"><text:a xlink:type="simple" xlink:href="#__RefHeading___Toc569_3206368119" text:style-name="Index_20_Link" text:visited-style-name="Index_20_Link">Events<text:tab/>6</text:a></text:p>
          <text:p text:style-name="P34"><text:a xlink:type="simple" xlink:href="#__RefHeading___Toc586_2154396907" text:style-name="Index_20_Link" text:visited-style-name="Index_20_Link">Announcements<text:tab/>7</text:a></text:p>
          <text:p text:style-name="P34"><text:a xlink:type="simple" xlink:href="#__RefHeading___Toc601_493618298" text:style-name="Index_20_Link" text:visited-style-name="Index_20_Link">Theme<text:tab/>7</text:a></text:p>
          <text:p text:style-name="P34"><text:a xlink:type="simple" xlink:href="#__RefHeading___Toc624_4044131810" text:style-name="Index_20_Link" text:visited-style-name="Index_20_Link">Forum<text:tab/>7</text:a></text:p>
          <text:p text:style-name="P33"><text:a xlink:type="simple" xlink:href="#__RefHeading___Toc380_4140988544" text:style-name="Index_20_Link" text:visited-style-name="Index_20_Link">User views<text:tab/>8</text:a></text:p>
          <text:p text:style-name="P34"><text:a xlink:type="simple" xlink:href="#__RefHeading___Toc756_27562372981" text:style-name="Index_20_Link" text:visited-style-name="Index_20_Link">Index page<text:tab/>8</text:a></text:p>
          <text:p text:style-name="P34"><text:a xlink:type="simple" xlink:href="#__RefHeading___Toc898_4111346200" text:style-name="Index_20_Link" text:visited-style-name="Index_20_Link">Profiles<text:tab/>8</text:a></text:p>
          <text:p text:style-name="P34"><text:a xlink:type="simple" xlink:href="#__RefHeading___Toc900_4111346200" text:style-name="Index_20_Link" text:visited-style-name="Index_20_Link">Random<text:tab/>8</text:a></text:p>
          <text:p text:style-name="P34"><text:a xlink:type="simple" xlink:href="#__RefHeading___Toc902_4111346200" text:style-name="Index_20_Link" text:visited-style-name="Index_20_Link">Messages<text:tab/>8</text:a></text:p>
          <text:p text:style-name="P34"><text:a xlink:type="simple" xlink:href="#__RefHeading___Toc904_4111346200" text:style-name="Index_20_Link" text:visited-style-name="Index_20_Link">Notifications<text:tab/>8</text:a></text:p>
          <text:p text:style-name="P34"><text:a xlink:type="simple" xlink:href="#__RefHeading___Toc533_767530210" text:style-name="Index_20_Link" text:visited-style-name="Index_20_Link">Favorites<text:tab/>8</text:a></text:p>
          <text:p text:style-name="P34"><text:a xlink:type="simple" xlink:href="#__RefHeading___Toc906_4111346200" text:style-name="Index_20_Link" text:visited-style-name="Index_20_Link">Settings<text:tab/>9</text:a></text:p>
          <text:p text:style-name="P34"><text:a xlink:type="simple" xlink:href="#__RefHeading___Toc908_4111346200" text:style-name="Index_20_Link" text:visited-style-name="Index_20_Link">Clep<text:tab/>9</text:a></text:p>
        </text:index-body>
      </text:table-of-content>
      <text:p text:style-name="P10"/>
      <text:p text:style-name="P10"><text:soft-page-break/></text:p>
      <text:h text:style-name="P37"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
      <text:p text:style-name="P6">F<text:span text:style-name="T18">ill out the form in order to install the system. The following options are to be set:</text:span></text:p>
      <text:list xml:id="list1849924489" text:style-name="L1">
        <text:list-item>
          <text:p text:style-name="P56">E-Mail address: Your e-mail address. It will be used to create an admin account for you</text:p>
        </text:list-item>
        <text:list-item>
          <text:p text:style-name="P56">Database name: Name of the database to be used. If it does not exist the system will try to create it</text:p>
        </text:list-item>
        <text:list-item>
          <text:p text:style-name="P56">Database user: User name to login to the database</text:p>
        </text:list-item>
        <text:list-item>
          <text:p text:style-name="P56">Database password: Password to login to the database</text:p>
        </text:list-item>
        <text:list-item>
          <text:p text:style-name="P56">Database host: Hostname or IP address of the database</text:p>
        </text:list-item>
        <text:list-item>
          <text:p text:style-name="P56">Datapase port: Port of the database service</text:p>
        </text:list-item>
        <text:list-item>
          <text:p text:style-name="P56">SMTP Host: Host of the SMTP service. Will be used for e-mailing</text:p>
        </text:list-item>
        <text:list-item>
          <text:p text:style-name="P56">SMTP User: User of the SMTP service</text:p>
        </text:list-item>
        <text:list-item>
          <text:p text:style-name="P56">SMTP Password: The password</text:p>
        </text:list-item>
        <text:list-item>
          <text:p text:style-name="P56">SMTP From address: The address to be used in the e-mail header</text:p>
        </text:list-item>
        <text:list-item>
          <text:p text:style-name="P56">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text:span text:style-name="T24">admin</text:span> page. This page allows you to fully customize <text:span text:style-name="T24">the system</text:span>.</text:p>
      <text:h text:style-name="P38" text:outline-level="2"><text:bookmark-start text:name="__RefHeading___Toc305_1751241541"/><text:span text:style-name="T24">Admin</text:span> area <text:bookmark-end text:name="__RefHeading___Toc305_1751241541"/></text:h>
      <text:p text:style-name="P14"/>
      <text:p text:style-name="Standard"><text:bookmark-start text:name="__RefHeading___Toc307_1751241541"/><text:bookmark-end text:name="__RefHeading___Toc307_1751241541"/></text:p>
      <text:h text:style-name="P40" text:outline-level="3"><text:bookmark-start text:name="__RefHeading___Toc358_4140988544"/>About<text:bookmark-end text:name="__RefHeading___Toc358_4140988544"/></text:h>
      <text:p text:style-name="P14"/>
      <text:p text:style-name="P17">Here you can specify text content that is shown to guests on the index page. HTML is allowed.</text:p>
      <text:p text:style-name="P13"/>
      <text:p text:style-name="P13"/>
      <text:h text:style-name="P40" text:outline-level="3"><text:bookmark-start text:name="__RefHeading___Toc360_4140988544"/>Background<text:bookmark-end text:name="__RefHeading___Toc360_4140988544"/></text:h>
      <text:p text:style-name="P16"/>
      <text:p text:style-name="P17">Here you can specify the background image and the alpha channel value to be used as a transparent overlay over the background image.</text:p>
      <text:p text:style-name="P15"/>
      <text:p text:style-name="P15"/>
      <text:h text:style-name="P40" text:outline-level="3"><text:bookmark-start text:name="__RefHeading___Toc362_4140988544"/>Logo<text:bookmark-end text:name="__RefHeading___Toc362_4140988544"/></text:h>
      <text:p text:style-name="P16"/>
      <text:p text:style-name="P17">Here you can specify the logo of the project. Only PNG allowed.</text:p>
      <text:p text:style-name="P15"/>
      <text:p text:style-name="P15"/>
      <text:h text:style-name="P40" text:outline-level="3"><text:bookmark-start text:name="__RefHeading___Toc364_4140988544"/>Cookie consent<text:bookmark-end text:name="__RefHeading___Toc364_4140988544"/></text:h>
      <text:p text:style-name="P16"/>
      <text:p text:style-name="P17">Here you can specify the text content of the cookie consent. HTML allowed.</text:p>
      <text:h text:style-name="P41" text:outline-level="3"><text:bookmark-start text:name="__RefHeading___Toc366_4140988544"/>Registration info<text:bookmark-end text:name="__RefHeading___Toc366_4140988544"/></text:h>
      <text:p text:style-name="P16"/>
      <text:p text:style-name="P15">This text will be shown at the bottom of the registration form. HTML is <text:span text:style-name="T24">allowed</text:span>.</text:p>
      <text:h text:style-name="P40" text:outline-level="3"><text:bookmark-start text:name="__RefHeading___Toc876_4111346200"/>ToS<text:bookmark-end text:name="__RefHeading___Toc876_4111346200"/></text:h>
      <text:p text:style-name="P18"/>
      <text:p text:style-name="P19">Here you can specify the terms of service content. HTML is allowed.</text:p>
      <text:h text:style-name="P52" text:outline-level="3"><text:bookmark-start text:name="__RefHeading___Toc878_4111346200"/>Imprint<text:bookmark-end text:name="__RefHeading___Toc878_4111346200"/></text:h>
      <text:p text:style-name="P18"/>
      <text:p text:style-name="P19">Here you can specify the imprint content. HTML is allowed.</text:p>
      <text:p text:style-name="P19"/>
      <text:h text:style-name="P40" text:outline-level="3"><text:bookmark-start text:name="__RefHeading___Toc880_4111346200"/>Environment<text:bookmark-end text:name="__RefHeading___Toc880_4111346200"/></text:h>
      <text:p text:style-name="P18"/>
      <text:p text:style-name="P19">Here you can manage the environment data. These will be stored to the .env file in the base directory of the project.</text:p>
      <text:p text:style-name="P19"/>
      <text:h text:style-name="P40" text:outline-level="3"><text:bookmark-start text:name="__RefHeading___Toc882_4111346200"/>Users<text:bookmark-end text:name="__RefHeading___Toc882_4111346200"/></text:h>
      <text:p text:style-name="P18"/>
      <text:p text:style-name="P19">Here you can manage member accounts. Just input a user ID, username <text:span text:style-name="T27">or e-mail address</text:span> into the form and click the button to retrieve the user info. You can then alter the username and e-mail address, perform account password reset, deactivate/activate a user and toggle admin flag. Also you can delete user accounts.</text:p>
      <text:p text:style-name="P19"/>
      <text:h text:style-name="P40" text:outline-level="3"><text:bookmark-start text:name="__RefHeading___Toc884_4111346200"/>Features<text:bookmark-end text:name="__RefHeading___Toc884_4111346200"/></text:h>
      <text:p text:style-name="P18"/>
      <text:p text:style-name="P19">Here you can specify the feature items. These items will be shown to guests on the index page. They are used to describe a feature with a title and small description.</text:p>
      <text:p text:style-name="P19"/>
      <text:h text:style-name="P40" text:outline-level="3"><text:bookmark-start text:name="__RefHeading___Toc886_4111346200"/>FAQ<text:bookmark-end text:name="__RefHeading___Toc886_4111346200"/></text:h>
      <text:p text:style-name="P18"/>
      <text:p text:style-name="P19">Here you can manage the FAQ items. These will be shown on the FAQ page. This is useful to provide answers to the most asked questions regarding the project.</text:p>
      <text:p text:style-name="P19"/>
      <text:h text:style-name="P40" text:outline-level="3"><text:bookmark-start text:name="__RefHeading___Toc888_4111346200"/>Newsletter<text:bookmark-end text:name="__RefHeading___Toc888_4111346200"/></text:h>
      <text:p text:style-name="P18"/>
      <text:p text:style-name="P19">Here you can initiate the sending process of a new newsletter. Newsletters will be sent to all users who have subscribed to that feature. In order to process the sending you need to create a cronjob to <text:span text:style-name="T20">cronjob</text:span><text:span text:style-name="T21">/newsletter/(password) where password is the password defined via the environment variable APP_CRONPW.</text:span></text:p>
      <text:h text:style-name="P53" text:outline-level="3"><text:bookmark-start text:name="__RefHeading___Toc890_4111346200"/>Reports<text:bookmark-end text:name="__RefHeading___Toc890_4111346200"/></text:h>
      <text:p text:style-name="P25"/>
      <text:p text:style-name="P20"><text:span text:style-name="T21">Here you </text:span><text:span text:style-name="T22">can manage user reports. It works via first-in-first-out principle. You get a package of reports which you can process. Afterwards new reports can be shown. </text:span></text:p>
      <text:p text:style-name="P22"/>
      <text:h text:style-name="P42" text:outline-level="3"><text:bookmark-start text:name="__RefHeading___Toc892_4111346200"/>Head Code<text:bookmark-end text:name="__RefHeading___Toc892_4111346200"/></text:h>
      <text:p text:style-name="P25"/>
      <text:p text:style-name="P22">Here you can specify code that shall be inserted in the head-tag of each page.</text:p>
      <text:p text:style-name="P22"/>
      <text:h text:style-name="P42" text:outline-level="3"><text:bookmark-start text:name="__RefHeading___Toc894_4111346200"/>Ad Code<text:bookmark-end text:name="__RefHeading___Toc894_4111346200"/></text:h>
      <text:p text:style-name="P25"/>
      <text:p text:style-name="P22">Here you can specify your ads code which will be used for advertisements.</text:p>
      <text:p text:style-name="P22"/>
      <text:h text:style-name="P42" text:outline-level="3"><text:bookmark-start text:name="__RefHeading___Toc896_4111346200"/>Verification<text:bookmark-end text:name="__RefHeading___Toc896_4111346200"/></text:h>
      <text:p text:style-name="P25"/>
      <text:p text:style-name="P22">Here you can manage all profile verification requests by users. You can view the front and backside of the ID card and decline or approve a request. When declined, users will get a mail with the reason. Users can then re-apply for approval. When approved users will get a notification e-mail and then a symbol in their profile to inform users that this user has a verified profile.</text:p>
      <text:p text:style-name="P22"/>
      <text:h text:style-name="P43" text:outline-level="3"><text:bookmark-start text:name="__RefHeading___Toc548_4078118729"/>Approvals<text:bookmark-end text:name="__RefHeading___Toc548_4078118729"/></text:h>
      <text:p text:style-name="P29"/>
      <text:p text:style-name="P23">Here you can approve or decline user uploaded photos. It works has first-in-first-out principle, means, the first uploaded photos will be handled first. Photos can be approved or declined. Only admins can see non-approved photos of other users on their profile.</text:p>
      <text:p text:style-name="P23"/>
      <text:h text:style-name="P44" text:outline-level="3"><text:bookmark-start text:name="__RefHeading___Toc569_3206368119"/>Events<text:bookmark-end text:name="__RefHeading___Toc569_3206368119"/></text:h>
      <text:p text:style-name="P30"/>
      <text:p text:style-name="P24">Here you can approve or decline user created events.</text:p>
      <text:h text:style-name="P54" text:outline-level="3"><text:bookmark-start text:name="__RefHeading___Toc586_2154396907"/>Announcements<text:bookmark-end text:name="__RefHeading___Toc586_2154396907"/></text:h>
      <text:p text:style-name="P31"/>
      <text:p text:style-name="P21"><text:span text:style-name="T21">Here you can </text:span><text:span text:style-name="T23">create announcements. There you specify a title, content (HTML allowed) and the date until the announcement shall be shown (inclusive). Announcements will then be shown in the dashboard.</text:span></text:p>
      <text:p text:style-name="P57"/>
      <text:h text:style-name="Heading_20_3" text:outline-level="3"><text:bookmark-start text:name="__RefHeading___Toc601_493618298"/><text:span text:style-name="T30">T</text:span>heme<text:bookmark-end text:name="__RefHeading___Toc601_493618298"/></text:h>
      <text:p text:style-name="P32"/>
      <text:p text:style-name="P60">Here you <text:span text:style-name="T31">can set your desired CSS theme.</text:span></text:p>
      <text:p text:style-name="P60"/>
      <text:h text:style-name="P51" text:outline-level="3"><text:bookmark-start text:name="__RefHeading___Toc624_4044131810"/>Forum<text:bookmark-end text:name="__RefHeading___Toc624_4044131810"/></text:h>
      <text:p text:style-name="P62"/>
      <text:p text:style-name="P61">Here you <text:span text:style-name="T31">can </text:span><text:span text:style-name="T32">manage the forum sections. Forums can be used by users to discuss topics in various specific sections. Users can create new threads and reply to existing threads.</text:span></text:p>
      <text:h text:style-name="P39" text:outline-level="2"><text:bookmark-start text:name="__RefHeading___Toc380_4140988544"/>U<text:span text:style-name="T19">ser views</text:span><text:bookmark-end text:name="__RefHeading___Toc380_4140988544"/></text:h>
      <text:p text:style-name="P12"/>
      <text:h text:style-name="P45" text:outline-level="3"><text:bookmark-start text:name="__RefHeading___Toc756_27562372981"/>I<text:span text:style-name="T19">ndex page</text:span><text:bookmark-end text:name="__RefHeading___Toc756_27562372981"/></text:h>
      <text:p text:style-name="P26">Here a dashboard is shown to the user. It informs the user about unread messages, profile verification, pro mode, provides links and shows the last registered members.</text:p>
      <text:p text:style-name="P26"/>
      <text:h text:style-name="P46" text:outline-level="3"><text:bookmark-start text:name="__RefHeading___Toc898_4111346200"/>Profiles<text:bookmark-end text:name="__RefHeading___Toc898_4111346200"/></text:h>
      <text:p text:style-name="P26">Here users can view other user profiles to find users who they want to date. A filter is applicable. There users can adjust the geographical range, genders to be included, age range and whether to show only online users. They can click on the user profiles to view detailed profile information. The detailed profile page shows information such as self-description, online status, quick infos and photos. Also users can perform actions such as like a user, start a conversation (if mutually liked) or report/ignore a user. <text:span text:style-name="T28">There is also a guestbook for each member.</text:span></text:p>
      <text:p text:style-name="P26"/>
      <text:h text:style-name="P46" text:outline-level="3"><text:bookmark-start text:name="__RefHeading___Toc900_4111346200"/>Random<text:bookmark-end text:name="__RefHeading___Toc900_4111346200"/></text:h>
      <text:p text:style-name="P26">Here users can view random profiles. It depends on the filter settings in the profile section.</text:p>
      <text:p text:style-name="P26"/>
      <text:h text:style-name="P46" text:outline-level="3"><text:bookmark-start text:name="__RefHeading___Toc902_4111346200"/>Messages<text:bookmark-end text:name="__RefHeading___Toc902_4111346200"/></text:h>
      <text:p text:style-name="P26">Here users can browse their chat list. When clicking on a chat, users can then view the chat conversation and reply to the conversation. Exchanging messages is only allowed when both users have liked each other. This way spam can be prevented. <text:span text:style-name="T29">Chat messages can either be formatted text or images.</text:span></text:p>
      <text:p text:style-name="P26"/>
      <text:h text:style-name="P46" text:outline-level="3"><text:bookmark-start text:name="__RefHeading___Toc904_4111346200"/>Notifications<text:bookmark-end text:name="__RefHeading___Toc904_4111346200"/></text:h>
      <text:p text:style-name="P26">Here users can view their notifications they got on various occasions. Users get notifications about when signed up, when received a like, when got a message, if a user has visited their profile <text:span text:style-name="T26">and if their uploaded photo is approved or declined</text:span>.</text:p>
      <text:p text:style-name="P26"/>
      <text:h text:style-name="P49" text:outline-level="3"><text:bookmark-start text:name="__RefHeading___Toc533_767530210"/>Favorites<text:bookmark-end text:name="__RefHeading___Toc533_767530210"/></text:h>
      <text:p text:style-name="P27">Here users can vi<text:span text:style-name="T25">ew their favorites. They can switch to their favorite user profile or chat.</text:span></text:p>
      <text:p text:style-name="P26"/>
      <text:h text:style-name="P47" text:outline-level="3"/>
      <text:h text:style-name="P55" text:outline-level="3"><text:bookmark-start text:name="__RefHeading___Toc906_4111346200"/>Settings<text:bookmark-end text:name="__RefHeading___Toc906_4111346200"/></text:h>
      <text:p text:style-name="P26">Here users can view the following tabs:</text:p>
      <text:list xml:id="list1803076105" text:style-name="L2">
        <text:list-item>
          <text:p text:style-name="P58">Visitors: Here they can view their visitors. New visitors will be marked as such</text:p>
        </text:list-item>
        <text:list-item>
          <text:p text:style-name="P59">Likes: Here they can view likes they received and given</text:p>
        </text:list-item>
        <text:list-item>
          <text:p text:style-name="P58">Profile: Here users can adjust their profile information and settings</text:p>
        </text:list-item>
        <text:list-item>
          <text:p text:style-name="P58">Photos: Here users can upload an avatar and three additional photos.</text:p>
        </text:list-item>
        <text:list-item>
          <text:p text:style-name="P58">Security: Here users can change their password, e-mail and if an admin they can exclude their profile from geo search</text:p>
        </text:list-item>
        <text:list-item>
          <text:p text:style-name="P58">Notifications: Here they can manage their notification subscriptions</text:p>
        </text:list-item>
        <text:list-item>
          <text:p text:style-name="P58">Ignore List: Here they can manage their ignore list</text:p>
        </text:list-item>
        <text:list-item>
          <text:p text:style-name="P58">Membership: Here they can request profile verification, buy pro mode or delete their account</text:p>
        </text:list-item>
      </text:list>
      <text:h text:style-name="P48" text:outline-level="3"/>
      <text:h text:style-name="P50" text:outline-level="3"><text:bookmark-start text:name="__RefHeading___Toc908_4111346200"/>Clep<text:bookmark-end text:name="__RefHeading___Toc908_4111346200"/></text:h>
      <text:p text:style-name="P28">For mobile devices there is a clep view as login screen. This can be used for mobile apps for the project. The URL is <text:span text:style-name="T20">clep</text:span><text:span text:style-name="T21">/inde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06-27T22:28:55.201000000</dc:date>
    <meta:editing-duration>PT15H59M58S</meta:editing-duration>
    <meta:editing-cycles>299</meta:editing-cycles>
    <meta:generator>LibreOffice/7.1.2.2$Windows_X86_64 LibreOffice_project/8a45595d069ef5570103caea1b71cc9d82b2aae4</meta:generator>
    <meta:document-statistic meta:table-count="0" meta:image-count="0" meta:object-count="0" meta:page-count="9" meta:paragraph-count="122" meta:word-count="1293" meta:character-count="7400" meta:non-whitespace-character-count="6245"/>
  </office:meta>
</office:document-meta>
</file>